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 style:list-style-name="L1"/>
    <style:style style:name="P5" style:family="paragraph" style:parent-style-name="List_20_Contents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List_20_Contents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List_20_Contents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Standard" style:list-style-name="L1"/>
    <style:style style:name="P16" style:family="paragraph" style:parent-style-name="Standard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/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Nimbus Roman No9 L" fo:font-size="12pt" style:font-size-asian="12pt" style:font-size-complex="12pt"/>
    </style:style>
    <style:style style:name="T6" style:family="text">
      <style:text-properties style:font-name="DejaVu Sans Mono1" fo:font-size="10pt" style:font-size-asian="10pt" style:font-size-complex="10pt"/>
    </style:style>
    <style:style style:name="T7" style:family="text">
      <style:text-properties style:font-name="Nimbus Sans L" fo:font-size="14pt" style:font-size-asian="14pt" style:font-size-complex="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Nimbus Roman No9 L" fo:font-size="12pt" style:font-size-asian="12pt" style:font-size-complex="12pt"/>
    </style:style>
    <style:style style:name="T12" style:family="text">
      <style:text-properties style:font-name="Nimbus Roman No9 L" fo:font-size="10pt" style:font-size-asian="10pt" style:font-size-complex="10pt"/>
    </style:style>
    <style:style style:name="T13" style:family="text">
      <style:text-properties style:font-name="DejaVu Sans Mono1" fo:font-size="10pt" style:font-size-asian="10pt" style:font-size-complex="10pt"/>
    </style:style>
    <style:style style:name="T14" style:family="text">
      <style:text-properties style:font-name="DejaVu Sans Mono1" fo:font-size="12pt" style:font-size-asian="12pt" style:font-size-complex="12pt"/>
    </style:style>
    <style:style style:name="T15" style:family="text">
      <style:text-properties style:font-name="Nimbus Sans L" fo:font-size="14pt" style:font-size-asian="14pt" style:font-size-complex="14pt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text:id="ct-1386675280">
          <text:deletion>
            <office:change-info>
              <dc:creator>unknown</dc:creator>
              <dc:date>2008-07-08T17:26:00</dc:date>
            </office:change-info>
            <text:h text:style-name="P1" text:outline-level="1">s</text:h>
          </text:deletion>
        </text:changed-region>
        <text:changed-region text:id="ct-1386673936">
          <text:deletion>
            <office:change-info>
              <dc:creator>unknown</dc:creator>
              <dc:date>2008-07-08T17:26:00</dc:date>
            </office:change-info>
            <text:p text:style-name="P2">s</text:p>
          </text:deletion>
        </text:changed-region>
        <text:changed-region text:id="ct-1386674048">
          <text:insertion>
            <office:change-info>
              <dc:creator>inconnu</dc:creator>
              <dc:date>2008-07-09T13:17:00</dc:date>
            </office:change-info>
          </text:insertion>
        </text:changed-region>
        <text:changed-region text:id="ct-1386674272">
          <text:deletion>
            <office:change-info>
              <dc:creator>unknown</dc:creator>
              <dc:date>2008-07-08T17:26:00</dc:date>
            </office:change-info>
            <text:p text:style-name="P2"><text:span text:style-name="Teletype"><text:span text:style-name="T1">0</text:span></text:span></text:p>
          </text:deletion>
        </text:changed-region>
        <text:changed-region text:id="ct-1386674160">
          <text:deletion>
            <office:change-info>
              <dc:creator>inconnu</dc:creator>
              <dc:date>2008-07-09T10:46:00</dc:date>
            </office:change-info>
            <text:p text:style-name="P2"><text:span text:style-name="Teletype"><text:span text:style-name="T1">2</text:span></text:span></text:p>
          </text:deletion>
        </text:changed-region>
        <text:changed-region text:id="ct-1386674384">
          <text:format-change>
            <office:change-info>
              <dc:creator>unknown</dc:creator>
              <dc:date>2008-07-08T17:26:00</dc:date>
            </office:change-info>
          </text:format-change>
        </text:changed-region>
        <text:changed-region text:id="ct-1386674496">
          <text:deletion>
            <office:change-info>
              <dc:creator>inconnu</dc:creator>
              <dc:date>2008-07-09T10:39:00</dc:date>
            </office:change-info>
            <text:p text:style-name="P2"><text:a xlink:type="simple" xlink:href="mailto:simon.lipp@inria.fr">inria.fr</text:a></text:p>
          </text:deletion>
        </text:changed-region>
        <text:changed-region text:id="ct-1386674832">
          <text:insertion>
            <office:change-info>
              <dc:creator>inconnu</dc:creator>
              <dc:date>2008-07-09T10:39:00</dc:date>
            </office:change-info>
          </text:insertion>
        </text:changed-region>
        <text:changed-region text:id="ct-1386674608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text:id="ct-1386675168">
          <text:insertion>
            <office:change-info>
              <dc:creator>inconnu</dc:creator>
              <dc:date>2008-07-08T18:00:00</dc:date>
            </office:change-info>
          </text:insertion>
        </text:changed-region>
        <text:changed-region text:id="ct-1386672928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text:id="ct-1386672704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text:id="ct-1386672816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text:id="ct-1386673040">
          <text:deletion>
            <office:change-info>
              <dc:creator>unknown</dc:creator>
              <dc:date>2008-07-08T17:26:00</dc:date>
            </office:change-info>
            <text:p text:style-name="P2">'</text:p>
          </text:deletion>
        </text:changed-region>
        <text:changed-region text:id="ct-1386673152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text:id="ct-1386673264">
          <text:insertion>
            <office:change-info>
              <dc:creator>unknown</dc:creator>
              <dc:date>2008-07-08T17:27:00</dc:date>
            </office:change-info>
          </text:insertion>
        </text:changed-region>
        <text:changed-region text:id="ct-1386673376">
          <text:deletion>
            <office:change-info>
              <dc:creator>unknown</dc:creator>
              <dc:date>2008-07-08T17:27:00</dc:date>
            </office:change-info>
            <text:p text:style-name="P2">,</text:p>
          </text:deletion>
        </text:changed-region>
        <text:changed-region text:id="ct-1386673488">
          <text:deletion>
            <office:change-info>
              <dc:creator>unknown</dc:creator>
              <dc:date>2008-07-08T17:27:00</dc:date>
            </office:change-info>
            <text:p text:style-name="P2">f</text:p>
          </text:deletion>
        </text:changed-region>
        <text:changed-region text:id="ct-1386673600">
          <text:insertion>
            <office:change-info>
              <dc:creator>unknown</dc:creator>
              <dc:date>2008-07-08T17:27:00</dc:date>
            </office:change-info>
          </text:insertion>
        </text:changed-region>
        <text:changed-region text:id="ct-1386673712">
          <text:insertion>
            <office:change-info>
              <dc:creator>unknown</dc:creator>
              <dc:date>2008-07-08T17:27:00</dc:date>
            </office:change-info>
          </text:insertion>
        </text:changed-region>
        <text:changed-region text:id="ct-1386672592">
          <text:deletion>
            <office:change-info>
              <dc:creator>unknown</dc:creator>
              <dc:date>2008-07-08T17:27:00</dc:date>
            </office:change-info>
            <text:p text:style-name="P2">'</text:p>
          </text:deletion>
        </text:changed-region>
        <text:changed-region text:id="ct-1386672480">
          <text:insertion>
            <office:change-info>
              <dc:creator>unknown</dc:creator>
              <dc:date>2008-07-08T17:27:00</dc:date>
            </office:change-info>
          </text:insertion>
        </text:changed-region>
        <text:changed-region text:id="ct-1386552552">
          <text:deletion>
            <office:change-info>
              <dc:creator>unknown</dc:creator>
              <dc:date>2008-07-08T17:26:00</dc:date>
            </office:change-info>
            <text:p text:style-name="P3">s</text:p>
          </text:deletion>
        </text:changed-region>
        <text:changed-region text:id="ct-1386552664">
          <text:deletion>
            <office:change-info>
              <dc:creator>unknown</dc:creator>
              <dc:date>2008-07-08T17:26:00</dc:date>
            </office:change-info>
            <text:p text:style-name="P3"><text:s/></text:p>
          </text:deletion>
        </text:changed-region>
        <text:changed-region text:id="ct-1386552776">
          <text:deletion>
            <office:change-info>
              <dc:creator>inconnu</dc:creator>
              <dc:date>2008-07-08T17:57:00</dc:date>
            </office:change-info>
            <text:list text:style-name="L1">
              <text:list-item>
                <text:p text:style-name="P4">resulting library name,</text:p>
              </text:list-item>
              <text:list-item>
                <text:p text:style-name="P4"/>
              </text:list-item>
            </text:list>
          </text:deletion>
        </text:changed-region>
        <text:changed-region text:id="ct-1398510956">
          <text:deletion>
            <office:change-info>
              <dc:creator>inconnu</dc:creator>
              <dc:date>2008-07-09T13:20:00</dc:date>
            </office:change-info>
            <text:p text:style-name="Standard">correct</text:p>
          </text:deletion>
        </text:changed-region>
        <text:changed-region text:id="ct-1401150904">
          <text:insertion>
            <office:change-info>
              <dc:creator>inconnu</dc:creator>
              <dc:date>2008-07-09T13:20:00</dc:date>
            </office:change-info>
          </text:insertion>
        </text:changed-region>
        <text:changed-region text:id="ct-1386552888">
          <text:insertion>
            <office:change-info>
              <dc:creator>inconnu</dc:creator>
              <dc:date>2008-07-08T17:42:00</dc:date>
            </office:change-info>
          </text:insertion>
        </text:changed-region>
        <text:changed-region text:id="ct-1386553112">
          <text:deletion>
            <office:change-info>
              <dc:creator>inconnu</dc:creator>
              <dc:date>2008-07-08T17:42:00</dc:date>
            </office:change-info>
            <text:p text:style-name="Standard"><text:s/>???</text:p>
          </text:deletion>
        </text:changed-region>
        <text:changed-region text:id="ct-1386672368">
          <text:deletion>
            <office:change-info>
              <dc:creator>inconnu</dc:creator>
              <dc:date>2008-07-09T10:32:00</dc:date>
            </office:change-info>
            <text:p text:style-name="Standard"><text:s/>for <text:span text:style-name="T3">genlib</text:span> is:profile</text:p>
          </text:deletion>
        </text:changed-region>
        <text:changed-region text:id="ct-1386553336">
          <text:deletion>
            <office:change-info>
              <dc:creator>unknown</dc:creator>
              <dc:date>2008-07-08T17:28:00</dc:date>
            </office:change-info>
            <text:p text:style-name="Standard">signature</text:p>
          </text:deletion>
        </text:changed-region>
        <text:changed-region text:id="ct-1386553224">
          <text:deletion>
            <office:change-info>
              <dc:creator>inconnu</dc:creator>
              <dc:date>2008-07-09T10:32:00</dc:date>
            </office:change-info>
            <text:p text:style-name="Standard">Hence, the proposed new </text:p>
          </text:deletion>
        </text:changed-region>
        <text:changed-region text:id="ct-1398512636">
          <text:insertion>
            <office:change-info>
              <dc:creator>inconnu</dc:creator>
              <dc:date>2008-07-09T13:17:00</dc:date>
            </office:change-info>
          </text:insertion>
        </text:changed-region>
        <text:changed-region text:id="ct-1386552440">
          <text:insertion>
            <office:change-info>
              <dc:creator>inconnu</dc:creator>
              <dc:date>2008-07-09T10:30:00</dc:date>
            </office:change-info>
          </text:insertion>
        </text:changed-region>
        <text:changed-region text:id="ct-1386552328">
          <text:insertion>
            <office:change-info>
              <dc:creator>inconnu</dc:creator>
              <dc:date>2008-07-09T10:31:00</dc:date>
            </office:change-info>
          </text:insertion>
        </text:changed-region>
        <text:changed-region text:id="ct-1386552216">
          <text:insertion>
            <office:change-info>
              <dc:creator>inconnu</dc:creator>
              <dc:date>2008-07-09T10:32:00</dc:date>
            </office:change-info>
          </text:insertion>
        </text:changed-region>
        <text:changed-region text:id="ct-1386552104">
          <text:deletion>
            <office:change-info>
              <dc:creator>inconnu</dc:creator>
              <dc:date>2008-07-08T17:57:00</dc:date>
            </office:change-info>
            <text:p text:style-name="P5"><text:span text:style-name="Teletype"><text:span text:style-name="T4">libname, </text:span></text:span></text:p>
          </text:deletion>
        </text:changed-region>
        <text:changed-region text:id="ct-1386551992">
          <text:insertion>
            <office:change-info>
              <dc:creator>inconnu</dc:creator>
              <dc:date>2008-07-09T10:35:00</dc:date>
            </office:change-info>
          </text:insertion>
        </text:changed-region>
        <text:changed-region text:id="ct-1398381568">
          <text:insertion>
            <office:change-info>
              <dc:creator>inconnu</dc:creator>
              <dc:date>2008-07-09T13:18:00</dc:date>
            </office:change-info>
          </text:insertion>
        </text:changed-region>
        <text:changed-region text:id="ct-1386551880">
          <text:deletion>
            <office:change-info>
              <dc:creator>unknown</dc:creator>
              <dc:date>2008-07-08T17:53:00</dc:date>
            </office:change-info>
            <text:p text:style-name="P3">.</text:p>
          </text:deletion>
        </text:changed-region>
        <text:changed-region text:id="ct-1386551768">
          <text:insertion>
            <office:change-info>
              <dc:creator>unknown</dc:creator>
              <dc:date>2008-07-08T17:53:00</dc:date>
            </office:change-info>
          </text:insertion>
        </text:changed-region>
        <text:changed-region text:id="ct-1386551656">
          <text:deletion>
            <office:change-info>
              <dc:creator>unknown</dc:creator>
              <dc:date>2008-07-08T17:53:00</dc:date>
            </office:change-info>
            <text:p text:style-name="P3"><text:s text:c="2"/></text:p>
          </text:deletion>
        </text:changed-region>
        <text:changed-region text:id="ct-1386551544">
          <text:insertion>
            <office:change-info>
              <dc:creator>inconnu</dc:creator>
              <dc:date>2008-07-09T10:36:00</dc:date>
            </office:change-info>
          </text:insertion>
        </text:changed-region>
        <text:changed-region text:id="ct-1386551432">
          <text:insertion>
            <office:change-info>
              <dc:creator>unknown</dc:creator>
              <dc:date>2008-07-08T17:28:00</dc:date>
            </office:change-info>
          </text:insertion>
        </text:changed-region>
        <text:changed-region text:id="ct-1386551320">
          <text:deletion>
            <office:change-info>
              <dc:creator>unknown</dc:creator>
              <dc:date>2008-07-08T17:53:00</dc:date>
            </office:change-info>
            <text:p text:style-name="P3"><text:span text:style-name="Teletype"><text:span text:style-name="T5">; </text:span></text:span></text:p>
          </text:deletion>
        </text:changed-region>
        <text:changed-region text:id="ct-1386551208">
          <text:insertion>
            <office:change-info>
              <dc:creator>unknown</dc:creator>
              <dc:date>2008-07-08T17:53:00</dc:date>
            </office:change-info>
          </text:insertion>
        </text:changed-region>
        <text:changed-region text:id="ct-1386550872">
          <text:deletion>
            <office:change-info>
              <dc:creator>inconnu</dc:creator>
              <dc:date>2008-07-08T17:57:00</dc:date>
            </office:change-info>
            <text:p text:style-name="P3"><text:span text:style-name="Teletype"><text:span text:style-name="T6">libname</text:span></text:span><text:span text:style-name="Teletype"><text:span text:style-name="T5"> is the </text:span></text:span></text:p>
          </text:deletion>
        </text:changed-region>
        <text:changed-region text:id="ct-1386550984">
          <text:deletion>
            <office:change-info>
              <dc:creator>unknown</dc:creator>
              <dc:date>2008-07-08T17:29:00</dc:date>
            </office:change-info>
            <text:p text:style-name="P3"><text:span text:style-name="Teletype"><text:span text:style-name="T5">resulting</text:span></text:span></text:p>
          </text:deletion>
        </text:changed-region>
        <text:changed-region text:id="ct-1386551096">
          <text:deletion>
            <office:change-info>
              <dc:creator>inconnu</dc:creator>
              <dc:date>2008-07-08T17:57:00</dc:date>
            </office:change-info>
            <text:p text:style-name="P3"><text:span text:style-name="Teletype"><text:span text:style-name="T6"><text:tab/></text:span></text:span></text:p>
            <text:p text:style-name="P3"><text:span text:style-name="Teletype"><text:span text:style-name="T5"><text:s/>library name (empty string if the process failed) ; </text:span></text:span></text:p>
          </text:deletion>
        </text:changed-region>
        <text:changed-region text:id="ct-1386550648">
          <text:insertion>
            <office:change-info>
              <dc:creator>inconnu</dc:creator>
              <dc:date>2008-07-09T10:35:00</dc:date>
            </office:change-info>
          </text:insertion>
        </text:changed-region>
        <text:changed-region text:id="ct-1386550760">
          <text:insertion>
            <office:change-info>
              <dc:creator>inconnu</dc:creator>
              <dc:date>2008-07-09T10:36:00</dc:date>
            </office:change-info>
          </text:insertion>
        </text:changed-region>
        <text:changed-region text:id="ct-1386550536">
          <text:insertion>
            <office:change-info>
              <dc:creator>unknown</dc:creator>
              <dc:date>2008-07-08T17:30:00</dc:date>
            </office:change-info>
          </text:insertion>
        </text:changed-region>
        <text:changed-region text:id="ct-1386549416">
          <text:insertion>
            <office:change-info>
              <dc:creator>unknown</dc:creator>
              <dc:date>2008-07-08T17:31:00</dc:date>
            </office:change-info>
          </text:insertion>
        </text:changed-region>
        <text:changed-region text:id="ct-1386549528">
          <text:deletion>
            <office:change-info>
              <dc:creator>inconnu</dc:creator>
              <dc:date>2008-07-08T17:43:00</dc:date>
            </office:change-info>
            <text:p text:style-name="P3"><text:span text:style-name="Teletype"><text:span text:style-name="T7">Please add a few examples</text:span></text:span></text:p>
          </text:deletion>
        </text:changed-region>
        <text:changed-region text:id="ct-1386549640">
          <text:insertion>
            <office:change-info>
              <dc:creator>inconnu</dc:creator>
              <dc:date>2008-07-08T17:44:00</dc:date>
            </office:change-info>
          </text:insertion>
        </text:changed-region>
        <text:changed-region text:id="ct-1386549752">
          <text:insertion>
            <office:change-info>
              <dc:creator>inconnu</dc:creator>
              <dc:date>2008-07-08T17:47:00</dc:date>
            </office:change-info>
          </text:insertion>
        </text:changed-region>
        <text:changed-region text:id="ct-1386549864">
          <text:insertion>
            <office:change-info>
              <dc:creator>inconnu</dc:creator>
              <dc:date>2008-07-08T17:48:00</dc:date>
            </office:change-info>
          </text:insertion>
        </text:changed-region>
        <text:changed-region text:id="ct-1386536500">
          <text:insertion>
            <office:change-info>
              <dc:creator>unknown</dc:creator>
              <dc:date>2008-07-08T17:29:00</dc:date>
            </office:change-info>
          </text:insertion>
        </text:changed-region>
        <text:changed-region text:id="ct-1386536612">
          <text:deletion>
            <office:change-info>
              <dc:creator>inconnu</dc:creator>
              <dc:date>2008-07-09T10:38:00</dc:date>
            </office:change-info>
            <text:p text:style-name="P3"><text:a xlink:type="simple" xlink:href="mailto:sylvestre.ledru@scilab.org"><text:span text:style-name="T6">inria</text:span></text:a></text:p>
          </text:deletion>
        </text:changed-region>
        <text:changed-region text:id="ct-1386536724">
          <text:insertion>
            <office:change-info>
              <dc:creator>inconnu</dc:creator>
              <dc:date>2008-07-09T10:38:00</dc:date>
            </office:change-info>
          </text:insertion>
        </text:changed-region>
        <text:changed-region text:id="ct-1386536836">
          <text:insertion>
            <office:change-info>
              <dc:creator>unknown</dc:creator>
              <dc:date>2008-07-08T17:29:00</dc:date>
            </office:change-info>
          </text:insertion>
        </text:changed-region>
        <text:changed-region text:id="ct-1386536948">
          <text:deletion>
            <office:change-info>
              <dc:creator>inconnu</dc:creator>
              <dc:date>2008-07-09T10:38:00</dc:date>
            </office:change-info>
            <text:p text:style-name="P3"><text:a xlink:type="simple" xlink:href="mailto:sylvestre.ledru@scilab.org"><text:span text:style-name="T6">fr</text:span></text:a></text:p>
          </text:deletion>
        </text:changed-region>
        <text:changed-region text:id="ct-1386550312">
          <text:insertion>
            <office:change-info>
              <dc:creator>inconnu</dc:creator>
              <dc:date>2008-07-09T10:38:00</dc:date>
            </office:change-info>
          </text:insertion>
        </text:changed-region>
        <text:changed-region text:id="ct-1386550200">
          <text:insertion>
            <office:change-info>
              <dc:creator>unknown</dc:creator>
              <dc:date>2008-07-08T17:29:00</dc:date>
            </office:change-info>
          </text:insertion>
        </text:changed-region>
        <text:changed-region text:id="ct-1386550424">
          <text:insertion>
            <office:change-info>
              <dc:creator>unknown</dc:creator>
              <dc:date>2008-07-08T17:30:00</dc:date>
            </office:change-info>
          </text:insertion>
        </text:changed-region>
        <text:changed-region text:id="ct-1386550088">
          <text:insertion>
            <office:change-info>
              <dc:creator>inconnu</dc:creator>
              <dc:date>2008-07-08T17:42:00</dc:date>
            </office:change-info>
          </text:insertion>
        </text:changed-region>
        <text:changed-region text:id="ct-1386549976">
          <text:insertion>
            <office:change-info>
              <dc:creator>inconnu</dc:creator>
              <dc:date>2008-07-08T17:43:00</dc:date>
            </office:change-info>
          </text:insertion>
        </text:changed-region>
        <text:changed-region text:id="ct-1386536388">
          <text:insertion>
            <office:change-info>
              <dc:creator>unknown</dc:creator>
              <dc:date>2008-07-08T17:53:00</dc:date>
            </office:change-info>
          </text:insertion>
        </text:changed-region>
        <text:changed-region text:id="ct-1386536276">
          <text:insertion>
            <office:change-info>
              <dc:creator>inconnu</dc:creator>
              <dc:date>2008-07-08T17:43:00</dc:date>
            </office:change-info>
          </text:insertion>
        </text:changed-region>
        <text:changed-region text:id="ct-1386536052">
          <text:insertion>
            <office:change-info>
              <dc:creator>inconnu</dc:creator>
              <dc:date>2008-07-08T17:58:00</dc:date>
            </office:change-info>
          </text:insertion>
        </text:changed-region>
        <text:changed-region text:id="ct-1386536164">
          <text:insertion>
            <office:change-info>
              <dc:creator>inconnu</dc:creator>
              <dc:date>2008-07-08T17:59:00</dc:date>
            </office:change-info>
          </text:insertion>
        </text:changed-region>
        <text:changed-region text:id="ct-1386535828">
          <text:insertion>
            <office:change-info>
              <dc:creator>inconnu</dc:creator>
              <dc:date>2008-07-09T10:27:00</dc:date>
            </office:change-info>
          </text:insertion>
        </text:changed-region>
        <text:changed-region text:id="ct-1386535940">
          <text:insertion>
            <office:change-info>
              <dc:creator>inconnu</dc:creator>
              <dc:date>2008-07-09T10:37:00</dc:date>
            </office:change-info>
          </text:insertion>
        </text:changed-region>
        <text:changed-region text:id="ct-1398510284">
          <text:insertion>
            <office:change-info>
              <dc:creator>inconnu</dc:creator>
              <dc:date>2008-07-09T13:20:00</dc:date>
            </office:change-info>
          </text:insertion>
        </text:changed-region>
        <text:changed-region text:id="ct-1401148664">
          <text:insertion>
            <office:change-info>
              <dc:creator>inconnu</dc:creator>
              <dc:date>2008-07-09T13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P #4 : Making scilab function <text:span text:style-name="T16">genlib</text:span> returns information<text:change text:change-id="ct-1386675280"/></text:h>
      <text:p text:style-name="P10"/>
      <text:p text:style-name="P2"/>
      <text:p text:style-name="P2">Title: Making scilab function <text:span text:style-name="T16">genlib</text:span> returns information<text:change text:change-id="ct-1386673936"/></text:p>
      <text:p text:style-name="P2">Version: <text:span text:style-name="Teletype"><text:span text:style-name="T1">1.</text:span></text:span><text:change-start text:change-id="ct-1386674048"/><text:span text:style-name="Teletype"><text:span text:style-name="T1">5</text:span></text:span><text:change-end text:change-id="ct-1386674048"/><text:change text:change-id="ct-1386674272"/><text:change text:change-id="ct-1386674160"/></text:p>
      <text:p text:style-name="P2">Author: Simon Lipp &lt;<text:change-start text:change-id="ct-1386674384"/><text:a xlink:type="simple" xlink:href="mailto:simon.lipp@scilab.org">simon.lipp@</text:a><text:change-end text:change-id="ct-1386674384"/><text:change text:change-id="ct-1386674496"/><text:change-start text:change-id="ct-1386674832"/><text:a xlink:type="simple" xlink:href="mailto:simon.lipp@scilab.org">scilab.org</text:a><text:change-end text:change-id="ct-1386674832"/>&gt;<text:change-start text:change-id="ct-1386674608"/></text:p>
      <text:p text:style-name="P2">Review: Sylvestre Ledru &lt;<text:a xlink:type="simple" xlink:href="mailto:sylvestre.ledru@scilab.org">sylvestre.ledru@scilab.org</text:a>&gt;<text:change-end text:change-id="ct-1386674608"/><text:change-start text:change-id="ct-1386675168"/></text:p>
      <text:p text:style-name="P2">Commented: Serge Steer &lt;<text:a xlink:type="simple" xlink:href="mailto:serge.steer@inria.fr">serge.steer@inria.fr</text:a>&gt;<text:change-end text:change-id="ct-1386675168"/></text:p>
      <text:p text:style-name="P2">State: Draft</text:p>
      <text:p text:style-name="P2">Scilab-Version: ﻿<text:span text:style-name="Teletype">5.0</text:span></text:p>
      <text:p text:style-name="P2">Vote:"No: discussions and suggestions"</text:p>
      <text:p text:style-name="P2">Created: Tuesday, 08 July 2008</text:p>
      <text:p text:style-name="P10"/>
      <text:p text:style-name="P2"/>
      <text:h text:style-name="P11" text:outline-level="3">Abstract</text:h>
      <text:p text:style-name="P2"/>
      <text:p text:style-name="P2"><text:tab/>This SEP proposes to modify Scilab function <text:span text:style-name="T3">genlib</text:span>, used to gen<text:change-start text:change-id="ct-1386672928"/>e<text:change-end text:change-id="ct-1386672928"/>rate a <text:change-start text:change-id="ct-1386672704"/>Scilab <text:change-end text:change-id="ct-1386672704"/>library from .sci files (macros). The current function does<text:change-start text:change-id="ct-1386672816"/> <text:change-end text:change-id="ct-1386672816"/>n<text:change text:change-id="ct-1386673040"/><text:change-start text:change-id="ct-1386673152"/>o<text:change-end text:change-id="ct-1386673152"/>t return any feed-back, whereas this feed-back could be useful<text:change-start text:change-id="ct-1386673264"/>.<text:change-end text:change-id="ct-1386673264"/><text:change text:change-id="ct-1386673376"/> <text:change text:change-id="ct-1386673488"/><text:change-start text:change-id="ct-1386673600"/>F<text:change-end text:change-id="ct-1386673600"/>or example for the build system which at present do<text:change-start text:change-id="ct-1386673712"/>es <text:change-end text:change-id="ct-1386673712"/>n<text:change text:change-id="ct-1386672592"/><text:change-start text:change-id="ct-1386672480"/>o<text:change-end text:change-id="ct-1386672480"/>t fail if an error occurs while building a library.</text:p>
      <text:p text:style-name="P2"/>
      <text:h text:style-name="P11" text:outline-level="3">Rationale</text:h>
      <text:p text:style-name="P3"><text:tab/>Following information<text:change text:change-id="ct-1386552552"/> can be interesting (by order<text:change text:change-id="ct-1386552664"/> of interest):</text:p>
      <text:list text:style-name="L1">
        <text:list-item text:start-value="1">
          <text:p text:style-name="P4">success (or failure) of the whole process,</text:p>
        </text:list-item>
        <text:list-item>
          <text:p text:style-name="P4"><text:change text:change-id="ct-1386552776"/>functions defined in <text:change text:change-id="ct-1398510956"/><text:change-start text:change-id="ct-1401150904"/>valid<text:change-end text:change-id="ct-1401150904"/> files<text:change-start text:change-id="ct-1386552888"/> (files successfully parsed defining at least one function)<text:change-end text:change-id="ct-1386552888"/>.<text:change text:change-id="ct-1386553112"/></text:p>
        </text:list-item>
        <text:list-item>
          <text:p text:style-name="P4"><text:change text:change-id="ct-1386672368"/><text:change text:change-id="ct-1386553336"/><text:change text:change-id="ct-1386553224"/><text:change-start text:change-id="ct-1398512636"/>valid<text:change-end text:change-id="ct-1398512636"/><text:change-start text:change-id="ct-1386552440"/> files (successfully parsed and defining at least one function),</text:p>
        </text:list-item>
        <text:list-item>
          <text:p text:style-name="P4">invalid files.</text:p>
          <text:p text:style-name="P4"/>
        </text:list-item>
      </text:list>
      <text:p text:style-name="Standard"><text:change-end text:change-id="ct-1386552440"/><text:change-start text:change-id="ct-1386552328"/><text:tab/>Note that an invalid file is sufficient for th<text:change-end text:change-id="ct-1386552328"/><text:change-start text:change-id="ct-1386552216"/>e whole process to fail, but no invalid file does not mean the success of the whole process.</text:p>
      <text:p text:style-name="Standard"/>
      <text:p text:style-name="Standard"><text:tab/>Hence, the proposed new profile for <text:span text:style-name="T3">genlib</text:span> is:<text:change-end text:change-id="ct-1386552216"/></text:p>
      <text:p text:style-name="P3"/>
      <text:p text:style-name="P5"><text:span text:style-name="Teletype"><text:span text:style-name="T4">[result, </text:span></text:span><text:change text:change-id="ct-1386552104"/><text:span text:style-name="Teletype"><text:span text:style-name="T4">funcs</text:span></text:span><text:change-start text:change-id="ct-1386551992"/><text:span text:style-name="Teletype"><text:span text:style-name="T4">, success_files, </text:span></text:span><text:change-end text:change-id="ct-1386551992"/><text:change-start text:change-id="ct-1398381568"/><text:span text:style-name="Teletype"><text:span text:style-name="T4">failed_files</text:span></text:span><text:change-end text:change-id="ct-1398381568"/><text:span text:style-name="Teletype"><text:span text:style-name="T4">]=genlib(nam,path,force,verbose,names)</text:span></text:span></text:p>
      <text:p text:style-name="P5"/>
      <text:p text:style-name="P3"><text:tab/>Input arguments are not changed<text:change text:change-id="ct-1386551880"/><text:change-start text:change-id="ct-1386551768"/>:</text:p>
      <text:p text:style-name="P3"><text:tab/><text:change-end text:change-id="ct-1386551768"/><text:change text:change-id="ct-1386551656"/><text:span text:style-name="Teletype"><text:span text:style-name="T4">result </text:span></text:span><text:span text:style-name="Teletype"><text:span text:style-name="T5">is a boolean (</text:span></text:span><text:span text:style-name="Teletype"><text:span text:style-name="T14">%t</text:span></text:span><text:span text:style-name="Teletype"><text:span text:style-name="T5"> on success</text:span></text:span><text:span text:style-name="Teletype"><text:span text:style-name="T12">, </text:span></text:span><text:span text:style-name="Teletype"><text:span text:style-name="T6">%f</text:span></text:span><text:span text:style-name="Teletype"><text:span text:style-name="T5"> on failure) </text:span></text:span><text:change-start text:change-id="ct-1386551544"/><text:span text:style-name="Teletype"><text:span text:style-name="T5">.</text:span></text:span><text:change-end text:change-id="ct-1386551544"/><text:change-start text:change-id="ct-1386551432"/></text:p>
      <text:p text:style-name="P3"><text:change-end text:change-id="ct-1386551432"/><text:change text:change-id="ct-1386551320"/><text:change-start text:change-id="ct-1386551208"/><text:span text:style-name="Teletype"><text:span text:style-name="T5"><text:tab/></text:span></text:span><text:change-end text:change-id="ct-1386551208"/><text:change text:change-id="ct-1386550872"/><text:change text:change-id="ct-1386550984"/><text:change text:change-id="ct-1386551096"/><text:span text:style-name="Teletype"><text:span text:style-name="T6">functions</text:span></text:span><text:span text:style-name="Teletype"><text:span text:style-name="T5"> a vector of strings containing the names of functions <text:s/>defined in the library (empty if the process failed).</text:span></text:span><text:change-start text:change-id="ct-1386550648"/></text:p>
      <text:p text:style-name="P3"><text:soft-page-break/><text:span text:style-name="Teletype"><text:span text:style-name="T5"><text:tab/></text:span></text:span><text:span text:style-name="Teletype"><text:span text:style-name="T6">success_files</text:span></text:span><text:span text:style-name="Teletype"><text:span text:style-name="T5"> a vector of strings containing</text:span></text:span><text:change-end text:change-id="ct-1386550648"/><text:change-start text:change-id="ct-1386550760"/><text:span text:style-name="Teletype"><text:span text:style-name="T5"> the names of valid files.</text:span></text:span></text:p>
      <text:p text:style-name="P3"><text:span text:style-name="Teletype"><text:span text:style-name="T5"><text:tab/></text:span></text:span><text:span text:style-name="Teletype"><text:span text:style-name="T6">failed_files</text:span></text:span><text:span text:style-name="Teletype"><text:span text:style-name="T5"> a vector of strings <text:s/>containing the names of invalid files.</text:span></text:span><text:change-end text:change-id="ct-1386550760"/><text:change-start text:change-id="ct-1386550536"/></text:p>
      <text:h text:style-name="P11" text:outline-level="3"><text:span text:style-name="Teletype"><text:span text:style-name="T7">Example Usage</text:span></text:span><text:change-end text:change-id="ct-1386550536"/><text:change-start text:change-id="ct-1386549416"/></text:h>
      <text:p text:style-name="P3"><text:change-end text:change-id="ct-1386549416"/><text:change text:change-id="ct-1386549528"/><text:change-start text:change-id="ct-1386549640"/><text:span text:style-name="Teletype"><text:span text:style-name="T4">result = genlib('atoms')</text:span></text:span><text:change-end text:change-id="ct-1386549640"/><text:change-start text:change-id="ct-1386549752"/></text:p>
      <text:p text:style-name="P3"><text:span text:style-name="Teletype"><text:span text:style-name="T4">[result, funcs, success_files, failed_files] = </text:span></text:span><text:change-end text:change-id="ct-1386549752"/><text:change-start text:change-id="ct-1386549864"/><text:span text:style-name="Teletype"><text:span text:style-name="T4">genlib('atoms')</text:span></text:span><text:change-end text:change-id="ct-1386549864"/></text:p>
      <text:h text:style-name="P11" text:outline-level="3"><text:change-start text:change-id="ct-1386536500"/>Changelog</text:h>
      <text:p text:style-name="P3"><text:tab/><text:span text:style-name="T6">1.0 – Simon Lipp &lt;</text:span><text:a xlink:type="simple" xlink:href="mailto:simon.lipp@scilab.org"><text:span text:style-name="T6">simon.lipp@</text:span></text:a><text:change-end text:change-id="ct-1386536500"/><text:change text:change-id="ct-1386536612"/><text:change-start text:change-id="ct-1386536724"/><text:a xlink:type="simple" xlink:href="mailto:simon.lipp@scilab.org"><text:span text:style-name="T6">scilab</text:span></text:a><text:change-end text:change-id="ct-1386536724"/><text:change-start text:change-id="ct-1386536836"/><text:a xlink:type="simple" xlink:href="mailto:simon.lipp@scilab.org"><text:span text:style-name="T6">.</text:span></text:a><text:change-end text:change-id="ct-1386536836"/><text:change text:change-id="ct-1386536948"/><text:change-start text:change-id="ct-1386550312"/><text:a xlink:type="simple" xlink:href="mailto:simon.lipp@scilab.org"><text:span text:style-name="T6">org</text:span></text:a><text:change-end text:change-id="ct-1386550312"/><text:change-start text:change-id="ct-1386550200"/><text:span text:style-name="T6">&gt; Initial version</text:span></text:p>
      <text:p text:style-name="P3"><text:span text:style-name="Teletype"><text:span text:style-name="T4"><text:tab/>1.1 – Sylvestre Ledru &lt;</text:span></text:span><text:a xlink:type="simple" xlink:href="mailto:sylvestre.ledru@scilab.org"><text:span text:style-name="Teletype"><text:span text:style-name="T4">sylvestre.ledru@scilab.org</text:span></text:span></text:a><text:span text:style-name="Teletype"><text:span text:style-name="T4">&gt; </text:span></text:span><text:change-end text:change-id="ct-1386550200"/><text:change-start text:change-id="ct-1386550424"/><text:span text:style-name="Teletype"><text:span text:style-name="T4">Mainly typo + changelog + example usage</text:span></text:span><text:change-end text:change-id="ct-1386550424"/><text:change-start text:change-id="ct-1386550088"/></text:p>
      <text:p text:style-name="P3"><text:span text:style-name="Teletype"><text:span text:style-name="T4"><text:tab/>1.2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</text:span></text:span><text:change-end text:change-id="ct-1386550088"/><text:change-start text:change-id="ct-1386549976"/><text:span text:style-name="Teletype"><text:span text:style-name="T4">: define " cor</text:span></text:span><text:change-end text:change-id="ct-1386549976"/><text:change-start text:change-id="ct-1386536388"/><text:span text:style-name="Teletype"><text:span text:style-name="T4">r</text:span></text:span><text:change-end text:change-id="ct-1386536388"/><text:change-start text:change-id="ct-1386536276"/><text:span text:style-name="Teletype"><text:span text:style-name="T4">ect files ", add examples</text:span></text:span><text:change-end text:change-id="ct-1386536276"/><text:change-start text:change-id="ct-1386536052"/></text:p>
      <text:p text:style-name="P3"><text:span text:style-name="Teletype"><text:span text:style-name="T4"><text:tab/>1.3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: "libname" </text:span></text:span><text:change-end text:change-id="ct-1386536052"/><text:change-start text:change-id="ct-1386536164"/><text:span text:style-name="Teletype"><text:span text:style-name="T4">is unnecessary</text:span></text:span><text:change-end text:change-id="ct-1386536164"/><text:change-start text:change-id="ct-1386535828"/></text:p>
      <text:p text:style-name="P3"><text:span text:style-name="Teletype"><text:span text:style-name="T4"><text:tab/>1.4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: </text:span></text:span><text:change-end text:change-id="ct-1386535828"/><text:change-start text:change-id="ct-1386535940"/><text:span text:style-name="Teletype"><text:span text:style-name="T4">add "files_ok" and "files_bad"</text:span></text:span><text:change-end text:change-id="ct-1386535940"/><text:change-start text:change-id="ct-1398510284"/></text:p>
      <text:p text:style-name="P3"><text:span text:style-name="Teletype"><text:span text:style-name="T4"><text:tab/>1.5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: </text:span></text:span><text:change-end text:change-id="ct-1398510284"/><text:change-start text:change-id="ct-1401148664"/><text:span text:style-name="Teletype"><text:span text:style-name="T4">better terms</text:span></text:span><text:change-end text:change-id="ct-1401148664"/></text:p>
      <text:h text:style-name="P11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abine GAUZERE</meta:initial-creator>
    <meta:creation-date>2008-06-03T13:58:05</meta:creation-date>
    <dc:date>2008-07-09T13:21:51</dc:date>
    <meta:editing-cycles>99</meta:editing-cycles>
    <meta:editing-duration>PT21H53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6" meta:word-count="366" meta:character-count="2423"/>
  </office:meta>
</office:document-meta>
</file>